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7mm"/>
    </style:style>
    <style:style style:name="co2" style:family="table-column">
      <style:table-column-properties fo:break-before="auto" style:column-width="59.13mm"/>
    </style:style>
    <style:style style:name="co3" style:family="table-column">
      <style:table-column-properties fo:break-before="auto" style:column-width="52.71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ext-properties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  <style:style style:name="ce12" style:family="table-cell" style:parent-style-name="Default" style:data-style-name="N1"/>
    <style:style style:name="ce16" style:family="table-cell" style:parent-style-name="Default" style:data-style-name="N1">
      <style:table-cell-properties fo:background-color="#ffff00"/>
    </style:style>
    <style:style style:name="ce17" style:family="table-cell" style:parent-style-name="Default">
      <style:text-properties style:font-name="Arial" style:font-name-asian="Microsoft YaHei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otor_EUC2" table:style-name="ta1">
        <table:shapes>
          <draw:frame draw:z-index="0" draw:style-name="gr1" draw:text-style-name="P1" svg:width="159.97mm" svg:height="90.1mm" svg:x="181.99mm" svg:y="60.14mm">
            <loext:p draw:notify-on-update-of-ranges="Motor_EUC2.A3:Motor_EUC2.A10 Motor_EUC2.C3:Motor_EUC2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/>
          <table:table-cell/>
          <table:table-cell office:value-type="string" calcext:value-type="string">
            <text:p>Starting value = 127</text:p>
          </table:table-cell>
          <table:table-cell/>
        </table:table-row>
        <table:table-row table:style-name="ro2">
          <table:table-cell office:value-type="string" calcext:value-type="string">
            <text:p>ui16_motor_speed_erps</text:p>
          </table:table-cell>
          <table:table-cell office:value-type="string" calcext:value-type="string">
            <text:p>ui16_PWM_cycles_counter_total</text:p>
          </table:table-cell>
          <table:table-cell office:value-type="string" calcext:value-type="string">
            <text:p>ui8_position_correction_valu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56" calcext:value-type="float">
            <text:p>2556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2" calcext:value-type="float">
            <text:p>1622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84" calcext:value-type="float">
            <text:p>108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50" calcext:value-type="float">
            <text:p>85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4" calcext:value-type="float">
            <text:p>65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139" calcext:value-type="float">
            <text:p>139</text:p>
          </table:table-cell>
          <table:table-cell table:style-name="ce17" office:value-type="string" calcext:value-type="string">
            <text:p>started interpolatio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50" calcext:value-type="float">
            <text:p>350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18" calcext:value-type="float">
            <text:p>31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ui16_motor_speed_erps</text:p>
          </table:table-cell>
          <table:table-cell office:value-type="string" calcext:value-type="string">
            <text:p>ui8_position_correction_value*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[.A15]*0.78" office:value-type="float" office:value="4.68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[.A16]*0.78" office:value-type="float" office:value="7.02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table:formula="of:=[.A17]*0.78" office:value-type="float" office:value="10.92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2" table:formula="of:=[.A18]*0.78" office:value-type="float" office:value="14.0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table:formula="of:=[.A19]*0.78" office:value-type="float" office:value="17.94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6" table:formula="of:=[.A20]*0.78" office:value-type="float" office:value="23.4" calcext:value-type="float">
            <text:p>23</text:p>
          </table:table-cell>
          <table:table-cell table:style-name="ce17" office:value-type="string" calcext:value-type="string">
            <text:p>started interpolation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table:formula="of:=[.A21]*0.78" office:value-type="float" office:value="34.32" calcext:value-type="float">
            <text:p>3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table:formula="of:=[.A22]*0.78" office:value-type="float" office:value="37.44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-00-0000</text:date>, <text:time style:data-style-name="N2" text:time-value="09:59:22.33965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9-01T11:19:20.626998872</dc:date>
    <meta:editing-duration>P3DT4H10M5S</meta:editing-duration>
    <meta:editing-cycles>33</meta:editing-cycles>
    <meta:generator>LibreOffice/5.3.1.2$Linux_X86_64 LibreOffice_project/3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11cm" xlink:href=".." xlink:type="simple" chart:class="chart:scatter" chart:style-name="ch1">
        <chart:legend chart:legend-position="end" svg:x="11.902cm" svg:y="4.01cm" style:legend-expansion="high" chart:style-name="ch2"/>
        <chart:plot-area chart:style-name="ch3" table:cell-range-address="Motor_EUC2.A3:Motor_EUC2.A10 Motor_EUC2.C3:Motor_EUC2.C10" svg:x="0.319cm" svg:y="0.18cm" svg:width="11.264cm" svg:height="8.651cm">
          <chartooo:coordinate-region svg:x="0.94cm" svg:y="0.353cm" svg:width="10.27cm" svg:height="7.8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_EUC2.C3:Motor_EUC2.C10" chart:class="chart:scatter">
            <chart:domain table:cell-range-address="Motor_EUC2.A3:Motor_EUC2.A10"/>
            <chart:regression-curve chart:style-name="ch7">
              <chart:equation chart:display-equation="true" chart:display-r-square="true" svg:x="2.298cm" svg:y="5.497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Motor_EUC2.A3:Motor_EUC2.A10</svg:desc>
                </draw:g>
              </table:table-cell>
              <table:table-cell office:value-type="float" office:value="115">
                <text:p>115</text:p>
                <draw:g>
                  <svg:desc>Motor_EUC2.C3:Motor_EUC2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